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urw-din" svg:font-family="urw-din, sans-serif"/>
    <style:font-face style:name="Arial2" svg:font-family="Arial" style:font-family-generic="swiss"/>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Consolas" fo:font-size="10pt" style:font-name-asian="Consolas" style:font-size-asian="10pt" style:font-name-complex="Consolas"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fo:color="#3f5fbf" style:font-name="Consolas" fo:font-size="10pt" style:font-name-asian="Consolas" style:font-size-asian="10pt" style:font-name-complex="Consolas" style:font-size-complex="10pt"/>
    </style:style>
    <style:style style:name="P8" style:family="paragraph" style:parent-style-name="List_20_Paragraph" style:list-style-name="WWNum1"/>
    <style:style style:name="P9" style:family="paragraph" style:parent-style-name="List_20_Paragraph">
      <style:text-properties style:font-name="Calibri1"/>
    </style:style>
    <style:style style:name="P10" style:family="paragraph" style:parent-style-name="List_20_Paragraph">
      <style:paragraph-properties fo:margin-left="0in" fo:margin-right="0in" fo:text-indent="0in" style:auto-text-indent="false"/>
    </style:style>
    <style:style style:name="P11" style:family="paragraph" style:parent-style-name="Text_20_body" style:list-style-name="L1">
      <style:paragraph-properties fo:margin-left="0.25in" fo:margin-right="0in" fo:margin-top="0in" fo:margin-bottom="0in" fo:line-height="158%" fo:text-align="justify" style:justify-single-word="false" fo:orphans="2" fo:widows="2" fo:text-indent="0in" style:auto-text-indent="false" fo:padding="0in" fo:border="none"/>
    </style:style>
    <style:style style:name="T1" style:family="text">
      <style:text-properties fo:font-weight="bold" style:font-weight-asian="bold"/>
    </style:style>
    <style:style style:name="T2" style:family="text">
      <style:text-properties fo:font-variant="normal" fo:text-transform="none" fo:color="#273239" style:font-name="Calibri1" fo:font-size="12pt" fo:letter-spacing="normal" fo:font-style="normal" style:font-size-asian="12pt" style:font-size-complex="12pt"/>
    </style:style>
    <style:style style:name="T3" style:family="text">
      <style:text-properties fo:font-variant="normal" fo:text-transform="none" fo:color="#273239" style:font-name="Calibri1" fo:font-size="12pt" fo:letter-spacing="normal" fo:font-style="normal" fo:font-weight="normal" style:font-size-asian="12pt" style:font-size-complex="12pt"/>
    </style:style>
    <style:style style:name="T4" style:family="text">
      <style:text-properties fo:font-variant="normal" fo:text-transform="none" fo:color="#202124" fo:font-size="12pt" fo:letter-spacing="normal" fo:font-style="normal" fo:font-weight="normal"/>
    </style:style>
    <style:style style:name="T5" style:family="text">
      <style:text-properties fo:font-variant="normal" fo:text-transform="none" fo:color="#202124" fo:font-size="12pt" fo:letter-spacing="normal" fo:font-style="normal" fo:font-weight="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fo:background-color="#d4d4d4"/>
    </style:style>
    <style:style style:name="T10" style:family="text">
      <style:text-properties fo:color="#3f7f5f"/>
    </style:style>
    <style:style style:name="T11" style:family="text">
      <style:text-properties fo:color="#6a3e3e"/>
    </style:style>
    <style:style style:name="T12" style:family="text">
      <style:text-properties fo:color="#7f9fbf" fo:font-weight="bold" style:font-weight-asian="bold" style:font-weight-complex="bold"/>
    </style:style>
    <style:style style:name="T13" style:family="text">
      <style:text-properties fo:color="#2a00ff"/>
    </style:style>
    <style:style style:name="T14" style:family="text">
      <style:text-properties fo:color="#0000c0"/>
    </style:style>
    <style:style style:name="T15" style:family="text">
      <style:text-properties fo:color="#0000c0" fo:font-style="italic" fo:font-weight="bold" style:font-style-asian="italic" style:font-weight-asian="bold" style:font-style-complex="italic" style:font-weight-complex="bold"/>
    </style:style>
    <style:style style:name="T16" style:family="text">
      <style:text-properties fo:color="#3f5fbf"/>
    </style:style>
    <style:style style:name="T17" style:family="text">
      <style:text-properties fo:color="#646464"/>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 3</text:span></text:p>
      <text:list xml:id="list1893038976984082095" text:style-name="WWNum1">
        <text:list-item>
          <text:p text:style-name="P8">Implement a group of classes that have common behavior/state as Shape. Create Circle, Rectangle and Square for now as later on we may need more shapes. They should have the ability to calculate the area. They should be able to compare using area. Please write a program to demonstrate the classes and comparison. <text:s/>You can use either abstract or interface. Comparator or Comparable interface.<text:bookmark text:name="_GoBack"/></text:p>
        </text:list-item>
      </text:list>
      <text:p text:style-name="List_20_Paragraph"/>
      <text:p text:style-name="P4"><text:span text:style-name="T6">public</text:span><text:span text:style-name="T7"> </text:span><text:span text:style-name="T6">abstract</text:span><text:span text:style-name="T7"> </text:span><text:span text:style-name="T6">class</text:span><text:span text:style-name="T7"> Shape </text:span><text:span text:style-name="T6">implements</text:span><text:span text:style-name="T7"> Comparable&lt;Shape&gt;{</text:span></text:p>
      <text:p text:style-name="P4"><text:span text:style-name="T7"><text:tab/></text:span><text:span text:style-name="T6">double</text:span><text:span text:style-name="T7"> </text:span><text:span text:style-name="T14">area</text:span><text:span text:style-name="T7">;</text:span></text:p>
      <text:p text:style-name="P4"><text:span text:style-name="T7"><text:tab/></text:span><text:span text:style-name="T16">/**</text:span></text:p>
      <text:p text:style-name="P4"><text:span text:style-name="T16"><text:tab/> * </text:span><text:span text:style-name="T12">@return</text:span><text:span text:style-name="T16"> the area</text:span></text:p>
      <text:p text:style-name="P7"><text:tab/> */</text:p>
      <text:p text:style-name="P4"><text:span text:style-name="T7"><text:tab/></text:span><text:span text:style-name="T6">public</text:span><text:span text:style-name="T7"> </text:span><text:span text:style-name="T6">double</text:span><text:span text:style-name="T7"> getArea() {</text:span></text:p>
      <text:p text:style-name="P4"><text:span text:style-name="T7"><text:tab/><text:tab/></text:span><text:span text:style-name="T6">return</text:span><text:span text:style-name="T7"> </text:span><text:span text:style-name="T14">area</text:span><text:span text:style-name="T7">;</text:span></text:p>
      <text:p text:style-name="P6"><text:tab/>}</text:p>
      <text:p text:style-name="P4"><text:span text:style-name="T7"><text:tab/></text:span><text:span text:style-name="T16">/**</text:span></text:p>
      <text:p text:style-name="P4"><text:span text:style-name="T16"><text:tab/> * </text:span><text:span text:style-name="T12">@param</text:span><text:span text:style-name="T16"> area the area to set</text:span></text:p>
      <text:p text:style-name="P7"><text:tab/> */</text:p>
      <text:p text:style-name="P4"><text:span text:style-name="T7"><text:tab/></text:span><text:span text:style-name="T6">public</text:span><text:span text:style-name="T7"> </text:span><text:span text:style-name="T6">void</text:span><text:span text:style-name="T7"> setArea(</text:span><text:span text:style-name="T6">double</text:span><text:span text:style-name="T7"> </text:span><text:span text:style-name="T11">area</text:span><text:span text:style-name="T7">) {</text:span></text:p>
      <text:p text:style-name="P4"><text:span text:style-name="T7"><text:tab/><text:tab/></text:span><text:span text:style-name="T6">this</text:span><text:span text:style-name="T7">.</text:span><text:span text:style-name="T14">area</text:span><text:span text:style-name="T7"> = </text:span><text:span text:style-name="T11">area</text:span><text:span text:style-name="T7">;</text:span></text:p>
      <text:p text:style-name="P6"><text:tab/>}</text:p>
      <text:p text:style-name="P6"><text:tab/></text:p>
      <text:p text:style-name="P4"><text:span text:style-name="T7"><text:tab/></text:span><text:span text:style-name="T6">public</text:span><text:span text:style-name="T7"> </text:span><text:span text:style-name="T6">abstract</text:span><text:span text:style-name="T7"> </text:span><text:span text:style-name="T6">void</text:span><text:span text:style-name="T7"> calculateArea();</text:span></text:p>
      <text:p text:style-name="P4"/>
      <text:p text:style-name="P4"><text:span text:style-name="T7"><text:tab/></text:span><text:span text:style-name="T17">@Override</text:span></text:p>
      <text:p text:style-name="P4"><text:span text:style-name="T7"><text:tab/></text:span><text:span text:style-name="T6">public</text:span><text:span text:style-name="T7"> </text:span><text:span text:style-name="T6">int</text:span><text:span text:style-name="T7"> compareTo(Shape </text:span><text:span text:style-name="T11">shape</text:span><text:span text:style-name="T7">) {</text:span></text:p>
      <text:p text:style-name="P4"><text:span text:style-name="T7"><text:tab/><text:tab/></text:span><text:span text:style-name="T6">if</text:span><text:span text:style-name="T7">(</text:span><text:span text:style-name="T6">this</text:span><text:span text:style-name="T7">.</text:span><text:span text:style-name="T14">area</text:span><text:span text:style-name="T7"> &gt; </text:span><text:span text:style-name="T11">shape</text:span><text:span text:style-name="T7">.</text:span><text:span text:style-name="T14">area</text:span><text:span text:style-name="T7">) </text:span><text:span text:style-name="T6">return</text:span><text:span text:style-name="T7"> 1;</text:span></text:p>
      <text:p text:style-name="P4"><text:span text:style-name="T7"><text:tab/><text:tab/></text:span><text:span text:style-name="T6">else</text:span><text:span text:style-name="T7"> </text:span><text:span text:style-name="T6">return</text:span><text:span text:style-name="T7"> -1;</text:span></text:p>
      <text:p text:style-name="P6"><text:tab/>}</text:p>
      <text:p text:style-name="P4"/>
      <text:p text:style-name="P6">}</text:p>
      <text:p text:style-name="List_20_Paragraph"/>
      <text:p text:style-name="List_20_Paragraph">////////////////////////////////////////////////////////</text:p>
      <text:p text:style-name="List_20_Paragraph"/>
      <text:p text:style-name="P3"><text:span text:style-name="T6">public</text:span><text:span text:style-name="T7"> </text:span><text:span text:style-name="T6">class</text:span><text:span text:style-name="T7"> Circle </text:span><text:span text:style-name="T6">extends</text:span><text:span text:style-name="T7"> Shape {</text:span></text:p>
      <text:p text:style-name="P4"><text:span text:style-name="T7"><text:tab/></text:span><text:span text:style-name="T6">double</text:span><text:span text:style-name="T7"> </text:span><text:span text:style-name="T14">radius</text:span><text:span text:style-name="T7">;</text:span></text:p>
      <text:p text:style-name="P6"><text:tab/></text:p>
      <text:p text:style-name="P4"><text:span text:style-name="T7"><text:tab/>Circle(</text:span><text:span text:style-name="T6">double</text:span><text:span text:style-name="T7"> </text:span><text:span text:style-name="T11">r</text:span><text:span text:style-name="T7">){</text:span></text:p>
      <text:p text:style-name="P4"><text:span text:style-name="T7"><text:tab/><text:tab/> </text:span><text:span text:style-name="T6">this</text:span><text:span text:style-name="T7">.</text:span><text:span text:style-name="T14">radius</text:span><text:span text:style-name="T7"> = </text:span><text:span text:style-name="T11">r</text:span><text:span text:style-name="T7">;</text:span></text:p>
      <text:p text:style-name="P6"><text:tab/>}</text:p>
      <text:p text:style-name="P6"><text:tab/></text:p>
      <text:p text:style-name="P4"><text:span text:style-name="T7"><text:tab/></text:span><text:span text:style-name="T17">@Override</text:span></text:p>
      <text:p text:style-name="P4"><text:span text:style-name="T7"><text:tab/></text:span><text:span text:style-name="T6">public</text:span><text:span text:style-name="T7"> </text:span><text:span text:style-name="T6">void</text:span><text:span text:style-name="T7"> calculateArea() {</text:span></text:p>
      <text:p text:style-name="P4"><text:span text:style-name="T7"><text:tab/><text:tab/></text:span><text:span text:style-name="T6">double</text:span><text:span text:style-name="T7"> </text:span><text:span text:style-name="T11">area</text:span><text:span text:style-name="T7"> = <text:s/>Math.</text:span><text:span text:style-name="T15">PI</text:span><text:span text:style-name="T7"> * Math.</text:span><text:span text:style-name="T8">pow</text:span><text:span text:style-name="T7">(</text:span><text:span text:style-name="T14">radius</text:span><text:span text:style-name="T7">, 2);</text:span></text:p>
      <text:p text:style-name="P4"><text:span text:style-name="T7"><text:tab/><text:tab/></text:span><text:span text:style-name="T9">setArea</text:span><text:span text:style-name="T7">(</text:span><text:span text:style-name="T11">area</text:span><text:span text:style-name="T7">);</text:span></text:p>
      <text:p text:style-name="P6"><text:tab/><text:tab/></text:p>
      <text:p text:style-name="P6"><text:tab/>}</text:p>
      <text:p text:style-name="P4"/>
      <text:p text:style-name="P6"><text:tab/></text:p>
      <text:p text:style-name="P6">}</text:p>
      <text:p text:style-name="P10">/////////////////////////////////////////////////////////////////////////</text:p>
      <text:p text:style-name="P10"/>
      <text:p text:style-name="P2"><text:soft-page-break/></text:p>
      <text:p text:style-name="P4"><text:span text:style-name="T6">public</text:span><text:span text:style-name="T7"> </text:span><text:span text:style-name="T6">class</text:span><text:span text:style-name="T7"> Rectangle </text:span><text:span text:style-name="T6">extends</text:span><text:span text:style-name="T7"> Shape {</text:span></text:p>
      <text:p text:style-name="P4"><text:span text:style-name="T7"><text:tab/></text:span><text:span text:style-name="T6">double</text:span><text:span text:style-name="T7"> </text:span><text:span text:style-name="T14">length</text:span><text:span text:style-name="T7">;</text:span></text:p>
      <text:p text:style-name="P4"><text:span text:style-name="T7"><text:tab/></text:span><text:span text:style-name="T6">double</text:span><text:span text:style-name="T7"> </text:span><text:span text:style-name="T14">width</text:span><text:span text:style-name="T7">;</text:span></text:p>
      <text:p text:style-name="P6"><text:tab/></text:p>
      <text:p text:style-name="P4"><text:span text:style-name="T7"><text:tab/>Rectangle(</text:span><text:span text:style-name="T6">double</text:span><text:span text:style-name="T7"> </text:span><text:span text:style-name="T11">l</text:span><text:span text:style-name="T7">, </text:span><text:span text:style-name="T6">double</text:span><text:span text:style-name="T7"> </text:span><text:span text:style-name="T11">w</text:span><text:span text:style-name="T7">){</text:span></text:p>
      <text:p text:style-name="P4"><text:span text:style-name="T7"><text:tab/><text:tab/></text:span><text:span text:style-name="T6">this</text:span><text:span text:style-name="T7">.</text:span><text:span text:style-name="T14">length</text:span><text:span text:style-name="T7"> = </text:span><text:span text:style-name="T11">l</text:span><text:span text:style-name="T7">;</text:span></text:p>
      <text:p text:style-name="P4"><text:span text:style-name="T7"><text:tab/><text:tab/></text:span><text:span text:style-name="T6">this</text:span><text:span text:style-name="T7">.</text:span><text:span text:style-name="T14">width</text:span><text:span text:style-name="T7"> = </text:span><text:span text:style-name="T11">w</text:span><text:span text:style-name="T7">;</text:span></text:p>
      <text:p text:style-name="P6"><text:tab/>}</text:p>
      <text:p text:style-name="P4"><text:span text:style-name="T7"><text:tab/></text:span><text:span text:style-name="T17">@Override</text:span></text:p>
      <text:p text:style-name="P4"><text:span text:style-name="T7"><text:tab/></text:span><text:span text:style-name="T6">public</text:span><text:span text:style-name="T7"> </text:span><text:span text:style-name="T6">void</text:span><text:span text:style-name="T7"> calculateArea() {</text:span></text:p>
      <text:p text:style-name="P4"><text:span text:style-name="T7"><text:tab/><text:tab/>setArea(</text:span><text:span text:style-name="T14">length</text:span><text:span text:style-name="T7"> * </text:span><text:span text:style-name="T14">width</text:span><text:span text:style-name="T7">);</text:span></text:p>
      <text:p text:style-name="P6"><text:tab/><text:tab/></text:p>
      <text:p text:style-name="P6"><text:tab/>}</text:p>
      <text:p text:style-name="P4"/>
      <text:p text:style-name="P6">}</text:p>
      <text:p text:style-name="P10"/>
      <text:p text:style-name="P10">///////////////////////////////////////////////////////////////////////////////////</text:p>
      <text:p text:style-name="P3"><text:span text:style-name="T6">import</text:span><text:span text:style-name="T7"> java.util.ArrayList;</text:span></text:p>
      <text:p text:style-name="P4"><text:span text:style-name="T6">import</text:span><text:span text:style-name="T7"> java.util.Collections;</text:span></text:p>
      <text:p text:style-name="P4"><text:span text:style-name="T6">import</text:span><text:span text:style-name="T7"> java.util.List;</text:span></text:p>
      <text:p text:style-name="P4"/>
      <text:p text:style-name="P4"><text:span text:style-name="T6">public</text:span><text:span text:style-name="T7"> </text:span><text:span text:style-name="T6">class</text:span><text:span text:style-name="T7"> Main {</text:span></text:p>
      <text:p text:style-name="P4"/>
      <text:p text:style-name="P4"><text:span text:style-name="T7"><text:tab/></text:span><text:span text:style-name="T6">public</text:span><text:span text:style-name="T7"> </text:span><text:span text:style-name="T6">static</text:span><text:span text:style-name="T7"> </text:span><text:span text:style-name="T6">void</text:span><text:span text:style-name="T7"> main(String[] </text:span><text:span text:style-name="T11">args</text:span><text:span text:style-name="T7">) {</text:span></text:p>
      <text:p text:style-name="P4"><text:span text:style-name="T7"><text:tab/><text:tab/></text:span><text:span text:style-name="T10">// </text:span><text:span text:style-name="T12">TODO</text:span><text:span text:style-name="T10"> Auto-generated method stub</text:span></text:p>
      <text:p text:style-name="P4"><text:span text:style-name="T7"><text:tab/><text:tab/>Shape </text:span><text:span text:style-name="T11">circle</text:span><text:span text:style-name="T7"> = </text:span><text:span text:style-name="T6">new</text:span><text:span text:style-name="T7"> Circle(50.35);</text:span></text:p>
      <text:p text:style-name="P4"><text:span text:style-name="T7"><text:tab/><text:tab/></text:span><text:span text:style-name="T11">circle</text:span><text:span text:style-name="T7">.calculateArea();</text:span></text:p>
      <text:p text:style-name="P4"><text:span text:style-name="T7"><text:tab/><text:tab/>Shape </text:span><text:span text:style-name="T11">rectangle</text:span><text:span text:style-name="T7"> = </text:span><text:span text:style-name="T6">new</text:span><text:span text:style-name="T7"> Rectangle(34.5, 43.5);</text:span></text:p>
      <text:p text:style-name="P4"><text:span text:style-name="T7"><text:tab/><text:tab/></text:span><text:span text:style-name="T11">rectangle</text:span><text:span text:style-name="T7">.calculateArea();</text:span></text:p>
      <text:p text:style-name="P4"><text:span text:style-name="T7"><text:tab/><text:tab/>Shape </text:span><text:span text:style-name="T11">square</text:span><text:span text:style-name="T7"> = </text:span><text:span text:style-name="T6">new</text:span><text:span text:style-name="T7"> Square(23.5);</text:span></text:p>
      <text:p text:style-name="P4"><text:span text:style-name="T7"><text:tab/><text:tab/></text:span><text:span text:style-name="T11">square</text:span><text:span text:style-name="T7">.calculateArea();</text:span></text:p>
      <text:p text:style-name="P4"><text:span text:style-name="T7"><text:tab/><text:tab/>List&lt;Shape&gt; </text:span><text:span text:style-name="T11">list</text:span><text:span text:style-name="T7"> = </text:span><text:span text:style-name="T6">new</text:span><text:span text:style-name="T7"> ArrayList&lt;&gt;();</text:span></text:p>
      <text:p text:style-name="P4"><text:span text:style-name="T7"><text:tab/><text:tab/></text:span><text:span text:style-name="T11">list</text:span><text:span text:style-name="T7">.add(</text:span><text:span text:style-name="T11">circle</text:span><text:span text:style-name="T7">);</text:span></text:p>
      <text:p text:style-name="P4"><text:span text:style-name="T7"><text:tab/><text:tab/></text:span><text:span text:style-name="T11">list</text:span><text:span text:style-name="T7">.add(</text:span><text:span text:style-name="T11">rectangle</text:span><text:span text:style-name="T7">);</text:span></text:p>
      <text:p text:style-name="P4"><text:span text:style-name="T7"><text:tab/><text:tab/></text:span><text:span text:style-name="T11">list</text:span><text:span text:style-name="T7">.add(</text:span><text:span text:style-name="T11">square</text:span><text:span text:style-name="T7">);</text:span></text:p>
      <text:p text:style-name="P4"><text:span text:style-name="T7"><text:tab/><text:tab/>Collections.</text:span><text:span text:style-name="T8">sort</text:span><text:span text:style-name="T7">(</text:span><text:span text:style-name="T11">list</text:span><text:span text:style-name="T7">);</text:span></text:p>
      <text:p text:style-name="P6"><text:tab/><text:tab/></text:p>
      <text:p text:style-name="P4"><text:span text:style-name="T7"><text:tab/><text:tab/></text:span><text:span text:style-name="T6">for</text:span><text:span text:style-name="T7">(Shape </text:span><text:span text:style-name="T11">s</text:span><text:span text:style-name="T7">: </text:span><text:span text:style-name="T11">list</text:span><text:span text:style-name="T7">)</text:span></text:p>
      <text:p text:style-name="P4"><text:span text:style-name="T7"><text:tab/><text:tab/>System.</text:span><text:span text:style-name="T15">out</text:span><text:span text:style-name="T7">.println(</text:span><text:span text:style-name="T11">s</text:span><text:span text:style-name="T7">.getArea());</text:span></text:p>
      <text:p text:style-name="P6"><text:tab/>}</text:p>
      <text:p text:style-name="P4"/>
      <text:p text:style-name="P6">}</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urw-din" svg:font-family="urw-din, sans-serif"/>
    <style:font-face style:name="Arial2" svg:font-family="Arial" style:font-family-generic="swiss"/>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wei Zhuang</meta:initial-creator>
    <meta:editing-cycles>6</meta:editing-cycles>
    <meta:creation-date>2015-12-01T18:27:00</meta:creation-date>
    <dc:date>2022-04-04T15:04:00.17</dc:date>
    <meta:editing-duration>P1DT2H7M38S</meta:editing-duration>
    <meta:generator>OpenOffice/4.1.6$Win32 OpenOffice.org_project/416m1$Build-9790</meta:generator>
    <meta:document-statistic meta:table-count="0" meta:image-count="0" meta:object-count="0" meta:page-count="2" meta:paragraph-count="78" meta:word-count="244" meta:character-count="19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